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e6e1" officeooo:paragraph-rsid="001de6e1"/>
    </style:style>
    <style:style style:name="P2" style:family="paragraph" style:parent-style-name="Standard" style:list-style-name="L1">
      <style:text-properties officeooo:rsid="001de6e1" officeooo:paragraph-rsid="001de6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e d’Histoire Géo (début)</text:p>
      <text:p text:style-name="P1"/>
      <text:list xml:id="list6457366474735248094" text:style-name="L1">
        <text:list-item>
          <text:p text:style-name="P2">L’historien et les mémoires de la seconde guerre mondiale</text:p>
          <text:list>
            <text:list-header>
              <text:p text:style-name="P2">Histoire</text:p>
              <text:p text:style-name="P2">4h</text:p>
            </text:list-header>
          </text:list>
        </text:list-item>
        <text:list-item>
          <text:p text:style-name="P2">Les clés de lecture d’un monde complexe</text:p>
          <text:list>
            <text:list-header>
              <text:p text:style-name="P2">Géographie</text:p>
              <text:p text:style-name="P2">4h</text:p>
            </text:list-header>
          </text:list>
        </text:list-item>
        <text:list-item>
          <text:p text:style-name="P2">Les échelles de gouvernement dans le monde</text:p>
          <text:list>
            <text:list-header>
              <text:p text:style-name="P2">Histoire</text:p>
              <text:p text:style-name="P2">10h</text:p>
            </text:list-header>
          </text:list>
        </text:list-item>
        <text:list-item>
          <text:p text:style-name="P2">Les dynamiques de la mondialisation</text:p>
          <text:list>
            <text:list-header>
              <text:p text:style-name="P2">Géographie</text:p>
              <text:p text:style-name="P2">8h</text:p>
            </text:list-header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09:40:58.146000000</meta:creation-date>
    <dc:date>2018-09-07T09:50:06.732000000</dc:date>
    <meta:editing-duration>PT9M8S</meta:editing-duration>
    <meta:editing-cycles>1</meta:editing-cycles>
    <meta:document-statistic meta:table-count="0" meta:image-count="0" meta:object-count="0" meta:page-count="1" meta:paragraph-count="13" meta:word-count="44" meta:character-count="258" meta:non-whitespace-character-count="231"/>
    <meta:generator>LibreOffice/5.1.6.2$Windows_x86 LibreOffice_project/07ac168c60a517dba0f0d7bc7540f5afa45f0909</meta:generator>
  </office:meta>
</office:document-meta>
</file>